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359586"/>
    </style:style>
    <style:style style:name="P2" style:family="paragraph" style:parent-style-name="Text_20_body">
      <style:text-properties officeooo:rsid="0035e586" officeooo:paragraph-rsid="0035e586"/>
    </style:style>
    <style:style style:name="P3" style:family="paragraph" style:parent-style-name="Heading_20_3">
      <style:paragraph-properties fo:margin-top="0.101cm" fo:margin-bottom="0.101cm" loext:contextual-spacing="false"/>
    </style:style>
    <style:style style:name="P4" style:family="paragraph" style:parent-style-name="Heading_20_2">
      <style:text-properties officeooo:paragraph-rsid="002b4ae2"/>
    </style:style>
    <style:style style:name="P5" style:family="paragraph" style:parent-style-name="Heading_20_1" style:master-page-name="Right_20_Page">
      <style:paragraph-properties style:page-number="auto"/>
      <style:text-properties officeooo:rsid="00359586" officeooo:paragraph-rsid="00359586"/>
    </style:style>
    <style:style style:name="T1" style:family="text">
      <style:text-properties officeooo:rsid="003595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Multiple Love</text:h>
      <text:p text:style-name="P4">(<text:span text:style-name="T1">Paper Aeroplanes</text:span>)</text:p>
      <text:p text:style-name="P2">Capo 2</text:p>
      <text:p text:style-name="P3">[INTRO]</text:p>
      <text:p text:style-name="Text_20_body">Em <text:s/>C <text:s text:c="2"/>G <text:s text:c="2"/>D <text:s text:c="3"/><text:span text:style-name="T1">x2</text:span></text:p>
      <text:p text:style-name="P3">[VERSE 1]</text:p>
      <text:p text:style-name="Text_20_body">Em <text:s text:c="8"/>C <text:s text:c="6"/>C <text:s text:c="7"/>G</text:p>
      <text:p text:style-name="Text_20_body">I don't believe in multiple love</text:p>
      <text:p text:style-name="Text_20_body">Em <text:s text:c="8"/>C <text:s text:c="10"/>G <text:s text:c="9"/>D</text:p>
      <text:p text:style-name="Text_20_body">Once I had gold and we left it to rust</text:p>
      <text:p text:style-name="Text_20_body">Em <text:s text:c="14"/>C <text:s text:c="7"/>C <text:s text:c="9"/>G</text:p>
      <text:p text:style-name="Text_20_body">So maybe there's two, and maybe it's you</text:p>
      <text:p text:style-name="Text_20_body"><text:s text:c="4"/>Am <text:s text:c="16"/>G <text:s text:c="7"/>D <text:s text:c="8"/></text:p>
      <text:p text:style-name="Text_20_body">But I don't go quietly into the blue, 'cause</text:p>
      <text:p text:style-name="P3">[CHORUS]</text:p>
      <text:p text:style-name="P1">Em <text:s/>C <text:s text:c="2"/>G <text:s text:c="5"/>D <text:s text:c="3"/>Em <text:s/>C <text:s text:c="2"/>G <text:s text:c="5"/>D <text:s text:c="10"/>Em</text:p>
      <text:p text:style-name="P1"><text:s text:c="3"/>I am happy alone <text:s text:c="3"/>I am happy alone, and I don't </text:p>
      <text:p text:style-name="Text_20_body"><text:s text:c="5"/>C <text:s text:c="15"/>C <text:s text:c="5"/>G</text:p>
      <text:p text:style-name="Text_20_body">Need another half when I am whole</text:p>
      <text:p text:style-name="Text_20_body"><text:s text:c="4"/>Am <text:s text:c="7"/>C</text:p>
      <text:p text:style-name="Text_20_body">But maybe, persuade me,</text:p>
      <text:p text:style-name="Text_20_body"><text:s text:c="4"/>C <text:s text:c="10"/>D <text:s text:c="10"/>Em <text:s text:c="3"/>C <text:s text:c="2"/>G <text:s text:c="2"/>D</text:p>
      <text:p text:style-name="Text_20_body">And I'll do the best that I can. Oh</text:p>
      <text:p text:style-name="P3">[VERSE 2]</text:p>
      <text:p text:style-name="Text_20_body">Em <text:s text:c="8"/>C <text:s text:c="6"/>C <text:s text:c="11"/>G</text:p>
      <text:p text:style-name="Text_20_body">I don't believe in wasting your time;</text:p>
      <text:p text:style-name="Text_20_body">Em <text:s text:c="7"/>C <text:s text:c="10"/>G <text:s text:c="12"/>D</text:p>
      <text:p text:style-name="Text_20_body"><text:s text:c="3"/>Trying hard when I know it's not right</text:p>
      <text:p text:style-name="Text_20_body"><text:s text:c="3"/>Em <text:s text:c="11"/>C <text:s text:c="16"/>C <text:s text:c="12"/>G</text:p>
      <text:p text:style-name="Text_20_body">So let's call it quits while we're still playing nice</text:p>
      <text:p text:style-name="Text_20_body"><text:s text:c="4"/>Em <text:s text:c="6"/>Am <text:s text:c="7"/>C <text:s text:c="15"/>D</text:p>
      <text:p text:style-name="Text_20_body">And if you remember at Christmas, still write, but</text:p>
      <text:p text:style-name="P3">[CHORUS]</text:p>
      <text:p text:style-name="P1">Em <text:s/>C <text:s text:c="2"/>G <text:s text:c="5"/>D <text:s text:c="3"/>Em <text:s/>C <text:s text:c="2"/>G <text:s text:c="5"/>D <text:s text:c="10"/>Em</text:p>
      <text:p text:style-name="P1"><text:s text:c="3"/>I am happy alone <text:s text:c="3"/>I am happy alone, and I don't </text:p>
      <text:p text:style-name="P1"><text:soft-page-break/><text:s text:c="5"/>C <text:s text:c="15"/>C <text:s text:c="5"/>G</text:p>
      <text:p text:style-name="Text_20_body">Need another half when I am whole</text:p>
      <text:p text:style-name="Text_20_body"><text:s text:c="4"/>Am <text:s text:c="7"/>C</text:p>
      <text:p text:style-name="Text_20_body">But maybe, persuade me,</text:p>
      <text:p text:style-name="Text_20_body"><text:s text:c="4"/>C <text:s text:c="10"/>D <text:s text:c="10"/>Em <text:s text:c="2"/></text:p>
      <text:p text:style-name="Text_20_body">And I'll do the best that I can.</text:p>
      <text:p text:style-name="Text_20_body">C <text:s text:c="2"/>G <text:s text:c="10"/>D <text:s text:c="10"/>Em <text:s text:c="2"/>C <text:s text:c="2"/>G <text:s text:c="2"/>D</text:p>
      <text:p text:style-name="Text_20_body">Oh, I'll do the best that I can. Oh.</text:p>
      <text:p text:style-name="Heading_20_3">[BRIDGE]</text:p>
      <text:p text:style-name="Text_20_body">Em <text:s/>C <text:s text:c="2"/>G <text:s text:c="2"/>D <text:s text:c="5"/><text:span text:style-name="T1">x2</text:span></text:p>
      <text:p text:style-name="Heading_20_3">[VERSE 3]</text:p>
      <text:p text:style-name="Text_20_body">Em <text:s text:c="8"/>C <text:s text:c="6"/>C <text:s text:c="12"/>G</text:p>
      <text:p text:style-name="Text_20_body">I still believe in love at first sight.</text:p>
      <text:p text:style-name="Text_20_body"><text:s text:c="2"/>Em <text:s text:c="10"/>C <text:s text:c="10"/>G <text:s text:c="9"/>D</text:p>
      <text:p text:style-name="Text_20_body">A skip of your heart and a flicker of light</text:p>
      <text:p text:style-name="Text_20_body"><text:s text:c="3"/>Em <text:s text:c="11"/>C <text:s text:c="7"/>C <text:s text:c="9"/>G</text:p>
      <text:p text:style-name="Text_20_body">So maybe there's two, and maybe it's you.</text:p>
      <text:p text:style-name="Text_20_body"><text:s text:c="4"/>Am <text:s text:c="8"/>C <text:s text:c="6"/>G <text:s text:c="7"/>D</text:p>
      <text:p text:style-name="Text_20_body">But I don't go quietly into the blue,'cause</text:p>
      <text:p text:style-name="Heading_20_3">[CHORUS]</text:p>
      <text:p text:style-name="P1">Em <text:s/>C <text:s text:c="2"/>G <text:s text:c="5"/>D <text:s text:c="3"/>Em <text:s/>C <text:s text:c="2"/>G <text:s text:c="5"/>D <text:s text:c="10"/>Em</text:p>
      <text:p text:style-name="P1"><text:s text:c="3"/>I am happy alone <text:s text:c="3"/>I am happy alone, and I don't </text:p>
      <text:p text:style-name="P1"><text:s text:c="5"/>C <text:s text:c="13"/>C <text:s text:c="5"/>G</text:p>
      <text:p text:style-name="Text_20_body">Need another half if I am whole</text:p>
      <text:p text:style-name="Text_20_body"><text:s text:c="4"/>Am <text:s text:c="7"/>C</text:p>
      <text:p text:style-name="Text_20_body">But maybe, persuade me,</text:p>
      <text:p text:style-name="Text_20_body"><text:s text:c="4"/>C <text:s text:c="10"/>D <text:s text:c="10"/>Em <text:s text:c="2"/></text:p>
      <text:p text:style-name="Text_20_body">And I'll do the best that I can.</text:p>
      <text:p text:style-name="Heading_20_3">[OUTRO]</text:p>
      <text:p text:style-name="Text_20_body">C <text:s text:c="2"/>G <text:s text:c="10"/>D <text:s text:c="10"/>Em <text:s text:c="2"/>C <text:s text:c="2"/>G <text:s text:c="2"/>D</text:p>
      <text:p text:style-name="Text_20_body">Oh, I'll do the best that I can. O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5M39S</meta:editing-duration>
    <meta:editing-cycles>41</meta:editing-cycles>
    <meta:generator>LibreOffice/6.0.1.1$MacOSX_X86_64 LibreOffice_project/60bfb1526849283ce2491346ed2aa51c465abfe6</meta:generator>
    <dc:title>Lyrics + Chords</dc:title>
    <dc:date>2018-10-13T11:51:13.461308764</dc:date>
    <meta:print-date>2017-04-03T12:23:29.985893000</meta:print-date>
    <meta:document-statistic meta:table-count="0" meta:image-count="0" meta:object-count="0" meta:page-count="2" meta:paragraph-count="66" meta:word-count="353" meta:character-count="2069" meta:non-whitespace-character-count="105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